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555cm" fo:min-width="0cm"/>
    </style:style>
    <style:style style:name="gr2" style:family="graphic" style:parent-style-name="standard">
      <style:graphic-properties draw:stroke="solid" svg:stroke-width="0.028cm" svg:stroke-color="#b2b2b2" draw:marker-start-width="0.228cm" draw:marker-end-width="0.228cm" draw:stroke-linejoin="miter" draw:fill="none" draw:textarea-vertical-align="middle" draw:auto-grow-height="false" draw:fit-to-size="false" style:shrink-to-fit="false" fo:min-height="9.458cm" fo:min-width="13.103cm" fo:padding-top="0.134cm" fo:padding-bottom="0.134cm" fo:padding-left="0.259cm" fo:padding-right="0.259cm" fo:wrap-option="wrap"/>
    </style:style>
    <style:style style:name="gr3" style:family="graphic" style:parent-style-name="standard" style:list-style-name="L2">
      <style:graphic-properties draw:stroke="solid" svg:stroke-width="0.028cm" svg:stroke-color="#b2b2b2" draw:marker-start-width="0.215cm" draw:marker-end-width="0.215cm" draw:stroke-linejoin="miter" draw:fill="solid" draw:fill-color="#eeeeee" draw:textarea-vertical-align="top" draw:auto-grow-height="true" draw:fit-to-size="false" style:shrink-to-fit="false" fo:min-height="0cm" fo:min-width="0cm" fo:padding-top="0.13cm" fo:padding-bottom="0.13cm" fo:padding-left="0.255cm" fo:padding-right="0.255cm" fo:wrap-option="no-wrap"/>
    </style:style>
    <style:style style:name="gr4" style:family="graphic" style:parent-style-name="standard" style:list-style-name="L2">
      <style:graphic-properties draw:stroke="solid" svg:stroke-width="0.035cm" svg:stroke-color="#000000" draw:stroke-linejoin="miter" draw:fill="solid" draw:fill-color="#ffffff" draw:textarea-vertical-align="top" draw:auto-grow-height="false" draw:fit-to-size="false" style:shrink-to-fit="false" fo:min-height="6.686cm" fo:min-width="11.313cm" fo:padding-top="0.125cm" fo:padding-bottom="0.125cm" fo:padding-left="0.25cm" fo:padding-right="0.25cm" fo:wrap-option="wrap"/>
    </style:style>
    <style:style style:name="gr5" style:family="graphic" style:parent-style-name="standard">
      <style:graphic-properties draw:stroke="solid" svg:stroke-width="0.035cm" svg:stroke-color="#bc8c00" draw:stroke-linejoin="miter" draw:fill="solid" draw:fill-color="#ffffff" draw:textarea-vertical-align="middle" draw:auto-grow-height="false" draw:fit-to-size="false" style:shrink-to-fit="false" fo:min-height="4.91cm" fo:min-width="11.021cm" fo:padding-top="0.125cm" fo:padding-bottom="0.125cm" fo:padding-left="0cm" fo:padding-right="0.254cm" fo:wrap-option="wrap"/>
    </style:style>
    <style:style style:name="gr6" style:family="graphic" style:parent-style-name="standard">
      <style:graphic-properties draw:stroke="solid" svg:stroke-width="0.035cm" svg:stroke-color="#70ad47" draw:stroke-linejoin="miter" draw:fill="solid" draw:fill-color="#ffffff" draw:textarea-vertical-align="middle" draw:auto-grow-height="false" draw:fit-to-size="false" style:shrink-to-fit="false" fo:min-height="4.181cm" fo:min-width="8.783cm" fo:padding-top="0.125cm" fo:padding-bottom="0.125cm" fo:padding-left="0cm" fo:padding-right="0.254cm" fo:wrap-option="wrap"/>
    </style:style>
    <style:style style:name="gr7" style:family="graphic" style:parent-style-name="standard" style:list-style-name="L2">
      <style:graphic-properties draw:stroke="solid" svg:stroke-width="0.035cm" svg:stroke-color="#a5a5a5" draw:stroke-linejoin="miter" draw:fill="gradient" draw:fill-gradient-name="Gradient_20_2" draw:textarea-vertical-align="top" draw:auto-grow-height="false" draw:fit-to-size="false" style:shrink-to-fit="false" fo:min-height="1.6cm" fo:min-width="2.491cm" fo:padding-top="0.1cm" fo:padding-bottom="0.125cm" fo:padding-left="0cm" fo:padding-right="0cm" fo:wrap-option="wrap"/>
    </style:style>
    <style:style style:name="gr8" style:family="graphic" style:parent-style-name="standard" style:list-style-name="L2">
      <style:graphic-properties draw:stroke="solid" svg:stroke-width="0.035cm" svg:stroke-color="#a5a5a5" draw:stroke-linejoin="miter" draw:fill="gradient" draw:fill-gradient-name="Gradient_20_2" draw:textarea-vertical-align="top" draw:auto-grow-height="false" draw:fit-to-size="false" style:shrink-to-fit="false" fo:min-height="1.599cm" fo:min-width="2.49cm" fo:padding-top="0.1cm" fo:padding-bottom="0.125cm" fo:padding-left="0cm" fo:padding-right="0cm" fo:wrap-option="wrap"/>
    </style:style>
    <style:style style:name="gr9" style:family="graphic" style:parent-style-name="standard">
      <style:graphic-properties draw:stroke="solid" svg:stroke-width="0.035cm" svg:stroke-color="#bc8e00" draw:stroke-linejoin="miter" draw:fill="solid" draw:fill-color="#ffc000" draw:textarea-vertical-align="middle" draw:auto-grow-height="false" draw:fit-to-size="false" style:shrink-to-fit="false" fo:min-height="1.27cm" fo:min-width="4.177cm" fo:padding-top="0.125cm" fo:padding-bottom="0.125cm" fo:padding-left="0cm" fo:padding-right="0.254cm" fo:wrap-option="wrap"/>
    </style:style>
    <style:style style:name="gr10" style:family="graphic" style:parent-style-name="standard" style:list-style-name="L2">
      <style:graphic-properties draw:stroke="none" svg:stroke-width="0.018cm" draw:stroke-linejoin="miter" draw:fill="none" draw:textarea-vertical-align="middle" draw:auto-grow-height="false" draw:fit-to-size="false" style:shrink-to-fit="false" fo:min-height="1.098cm" fo:min-width="1.885cm" fo:padding-top="0.125cm" fo:padding-bottom="0.125cm" fo:padding-left="0cm" fo:padding-right="0cm" fo:wrap-option="wrap"/>
    </style:style>
    <style:style style:name="gr11" style:family="graphic" style:parent-style-name="standard" style:list-style-name="L2">
      <style:graphic-properties draw:stroke="solid" svg:stroke-width="0.035cm" svg:stroke-color="#bc8c00" draw:stroke-linejoin="miter" draw:fill="solid" draw:fill-color="#fff2cc" draw:textarea-vertical-align="middle" draw:auto-grow-height="false" draw:fit-to-size="false" style:shrink-to-fit="false" fo:min-height="0.169cm" fo:min-width="1.986cm" fo:padding-top="0.1cm" fo:padding-bottom="0.1cm" fo:padding-left="0.1cm" fo:padding-right="0.1cm" fo:wrap-option="wrap"/>
    </style:style>
    <style:style style:name="gr12" style:family="graphic" style:parent-style-name="standard" style:list-style-name="L2">
      <style:graphic-properties draw:stroke="solid" svg:stroke-width="0.035cm" svg:stroke-color="#70ad47" draw:stroke-linejoin="miter" draw:fill="solid" draw:fill-color="#e2f0d9" draw:textarea-vertical-align="middle" draw:auto-grow-height="false" draw:fit-to-size="false" style:shrink-to-fit="false" fo:min-height="0.156cm" fo:min-width="2.175cm" fo:padding-top="0.1cm" fo:padding-bottom="0.1cm" fo:padding-left="0.1cm" fo:padding-right="0.1cm" fo:wrap-option="wrap"/>
    </style:style>
    <style:style style:name="gr13" style:family="graphic" style:parent-style-name="standard" style:list-style-name="L3">
      <style:graphic-properties draw:stroke="solid" svg:stroke-width="0.035cm" svg:stroke-color="#527f34" draw:stroke-linejoin="miter" draw:fill="solid" draw:fill-color="#70ad47" draw:textarea-vertical-align="middle" draw:auto-grow-height="false" draw:fit-to-size="false" style:shrink-to-fit="false" fo:min-height="0.567cm" fo:min-width="2.025cm" fo:padding-top="0.125cm" fo:padding-bottom="0.125cm" fo:padding-left="0cm" fo:padding-right="0cm" fo:wrap-option="wrap"/>
    </style:style>
    <style:style style:name="gr1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solid" svg:stroke-width="0.035cm" svg:stroke-color="#527f34" draw:stroke-linejoin="miter" draw:fill="solid" draw:fill-color="#70ad47" draw:textarea-vertical-align="middle" draw:auto-grow-height="false" draw:fit-to-size="false" style:shrink-to-fit="false" fo:min-height="0.568cm" fo:min-width="2.025cm" fo:padding-top="0.125cm" fo:padding-bottom="0.125cm" fo:padding-left="0cm" fo:padding-right="0cm" fo:wrap-option="wrap"/>
    </style:style>
    <style:style style:name="gr16" style:family="graphic" style:parent-style-name="standard">
      <style:graphic-properties draw:stroke="solid" svg:stroke-width="0.018cm" svg:stroke-color="#a5a5a5" draw:stroke-linejoin="miter" draw:fill="solid" draw:fill-color="#ededed" draw:textarea-vertical-align="middle" draw:auto-grow-height="false" draw:fit-to-size="false" style:shrink-to-fit="false" fo:min-height="1.077cm" fo:min-width="8.563cm" fo:padding-top="0.125cm" fo:padding-bottom="0.125cm" fo:padding-left="0.1cm" fo:padding-right="0.1cm" fo:wrap-option="wrap"/>
    </style:style>
    <style:style style:name="gr17"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18" style:family="graphic" style:parent-style-name="standard">
      <style:graphic-properties svg:stroke-width="0.035cm" svg:stroke-color="#4472c4" draw:marker-start-width="0.252cm" draw:marker-end-width="0.252cm" draw:textarea-vertical-align="middle" fo:padding-top="0.142cm" fo:padding-bottom="0.142cm" fo:padding-left="0.267cm" fo:padding-right="0.267cm"/>
    </style:style>
    <style:style style:name="gr19" style:family="graphic" style:parent-style-name="standard">
      <style:graphic-properties svg:stroke-width="0.035cm" svg:stroke-color="#f58220" draw:marker-start-width="0.252cm" draw:marker-end-width="0.252cm" draw:textarea-vertical-align="middle" fo:padding-top="0.142cm" fo:padding-bottom="0.142cm" fo:padding-left="0.267cm" fo:padding-right="0.267cm"/>
    </style:style>
    <style:style style:name="gr20" style:family="graphic" style:parent-style-name="standard">
      <style:graphic-properties svg:stroke-width="0.035cm" svg:stroke-color="#ee833b" draw:marker-start-width="0.252cm" draw:marker-end-width="0.252cm" draw:textarea-vertical-align="middle" fo:padding-top="0.142cm" fo:padding-bottom="0.142cm" fo:padding-left="0.267cm" fo:padding-right="0.267cm"/>
    </style:style>
    <style:style style:name="gr21" style:family="graphic" style:parent-style-name="standard">
      <style:graphic-properties svg:stroke-width="0.035cm" svg:stroke-color="#808080" draw:marker-start-width="0.252cm" draw:marker-end-width="0.252cm" draw:textarea-vertical-align="middle" fo:padding-top="0.142cm" fo:padding-bottom="0.142cm" fo:padding-left="0.267cm" fo:padding-right="0.267cm"/>
    </style:style>
    <style:style style:name="gr22" style:family="graphic" style:parent-style-name="standard">
      <style:graphic-properties draw:stroke="solid" svg:stroke-width="0.035cm" svg:stroke-color="#808080" draw:marker-start-width="0.094cm" draw:marker-end-width="0.094cm" draw:stroke-linejoin="round" draw:fill="none" draw:textarea-vertical-align="middle" draw:auto-grow-height="false" draw:fit-to-size="false" style:shrink-to-fit="false" fo:min-height="1.094cm" fo:min-width="0cm" fo:padding-top="0.09cm" fo:padding-bottom="0.09cm" fo:padding-left="0.215cm" fo:padding-right="0.215cm" fo:wrap-option="wrap"/>
    </style:style>
    <style:style style:name="gr23" style:family="graphic" style:parent-style-name="standard" style:list-style-name="L2">
      <style:graphic-properties draw:stroke="solid" svg:stroke-width="0.035cm" svg:stroke-color="#a5a5a5" draw:stroke-linejoin="miter" draw:fill="gradient" draw:fill-gradient-name="Gradient_20_2" draw:textarea-vertical-align="top" draw:auto-grow-height="false" draw:fit-to-size="false" style:shrink-to-fit="false" fo:min-height="1.6cm" fo:min-width="2.49cm" fo:padding-top="0.1cm" fo:padding-bottom="0.125cm" fo:padding-left="0cm" fo:padding-right="0cm" fo:wrap-option="wrap"/>
    </style:style>
    <style:style style:name="gr24" style:family="graphic" style:parent-style-name="standard" style:list-style-name="L2">
      <style:graphic-properties draw:stroke="solid" svg:stroke-width="0.035cm" svg:stroke-color="#a5a5a5" draw:stroke-linejoin="miter" draw:fill="gradient" draw:fill-gradient-name="Gradient_20_2" draw:textarea-vertical-align="top" draw:auto-grow-height="false" draw:fit-to-size="false" style:shrink-to-fit="false" fo:min-height="1.599cm" fo:min-width="2.491cm" fo:padding-top="0.1cm" fo:padding-bottom="0.125cm" fo:padding-left="0cm" fo:padding-right="0cm" fo:wrap-option="wrap"/>
    </style:style>
    <style:style style:name="gr25" style:family="graphic" style:parent-style-name="standard" style:list-style-name="L3">
      <style:graphic-properties draw:stroke="solid" svg:stroke-width="0.035cm" svg:stroke-color="#527f34" draw:stroke-linejoin="miter" draw:fill="solid" draw:fill-color="#70ad47" draw:textarea-vertical-align="middle" draw:auto-grow-height="false" draw:fit-to-size="false" style:shrink-to-fit="false" fo:min-height="0.567cm" fo:min-width="2.026cm" fo:padding-top="0.125cm" fo:padding-bottom="0.125cm" fo:padding-left="0cm" fo:padding-right="0cm" fo:wrap-option="wrap"/>
    </style:style>
    <style:style style:name="gr26" style:family="graphic" style:parent-style-name="standard" style:list-style-name="L3">
      <style:graphic-properties draw:stroke="solid" svg:stroke-width="0.035cm" svg:stroke-color="#527f34" draw:stroke-linejoin="miter" draw:fill="solid" draw:fill-color="#70ad47" draw:textarea-vertical-align="middle" draw:auto-grow-height="false" draw:fit-to-size="false" style:shrink-to-fit="false" fo:min-height="0.568cm" fo:min-width="2.026cm" fo:padding-top="0.125cm" fo:padding-bottom="0.125cm" fo:padding-left="0cm" fo:padding-right="0cm" fo:wrap-option="wrap"/>
    </style:style>
    <style:style style:name="gr27" style:family="graphic" style:parent-style-name="standard">
      <style:graphic-properties draw:stroke="none" svg:stroke-color="#000000" draw:fill="none" draw:fill-color="#ffffff" fo:min-height="0.841cm"/>
    </style:style>
    <style:style style:name="gr28" style:family="graphic" style:parent-style-name="standard">
      <style:graphic-properties draw:stroke="none" svg:stroke-color="#000000" draw:fill="none" draw:fill-color="#ffffff" draw:textarea-horizontal-align="left" draw:auto-grow-height="true" draw:auto-grow-width="false" fo:min-height="0.484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0.483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31" style:family="graphic" style:parent-style-name="standard">
      <style:graphic-properties svg:stroke-width="0.035cm" svg:stroke-color="#4472c4" draw:marker-start="" draw:marker-start-width="0.252cm" draw:marker-end="" draw:marker-end-width="0.252cm"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false" fo:min-height="0.841cm" fo:min-width="0cm" draw:shadow="hidden"/>
    </style:style>
    <style:style style:name="gr33" style:family="graphic" style:parent-style-name="standard">
      <style:graphic-properties svg:stroke-width="0.007cm" svg:stroke-color="#000000" draw:marker-start-width="0.21cm" draw:marker-end-width="0.21cm" draw:textarea-horizontal-align="justify" draw:textarea-vertical-align="middle" draw:auto-grow-height="false" fo:min-height="0cm" fo:min-width="0cm" fo:padding-top="0.128cm" fo:padding-bottom="0.128cm" fo:padding-left="0.253cm" fo:padding-right="0.253cm"/>
    </style:style>
    <style:style style:name="gr34" style:family="graphic" style:parent-style-name="standard">
      <style:graphic-properties svg:stroke-width="0.007cm" svg:stroke-color="#000000" draw:marker-start-width="0.21cm" draw:marker-end-width="0.21cm" draw:textarea-horizontal-align="justify" draw:textarea-vertical-align="middle" draw:auto-grow-height="false" fo:min-height="0cm" fo:min-width="0.129cm" fo:padding-top="0.128cm" fo:padding-bottom="0.128cm" fo:padding-left="0.253cm" fo:padding-right="0.253cm"/>
    </style:style>
    <style:style style:name="gr35" style:family="graphic" style:parent-style-name="standard">
      <style:graphic-properties svg:stroke-width="0.007cm" draw:marker-start-width="0.21cm" draw:marker-end-width="0.21cm" draw:textarea-horizontal-align="justify" draw:textarea-vertical-align="middle" draw:auto-grow-height="false" fo:min-height="0cm" fo:min-width="0cm" fo:padding-top="0.128cm" fo:padding-bottom="0.128cm" fo:padding-left="0.253cm" fo:padding-right="0.253cm"/>
    </style:style>
    <style:style style:name="gr36" style:family="graphic" style:parent-style-name="standard">
      <style:graphic-properties svg:stroke-width="0.007cm" svg:stroke-color="#f58220" draw:marker-start-width="0.21cm" draw:marker-end-width="0.21cm" draw:fill-color="#faa61a" draw:textarea-horizontal-align="justify" draw:textarea-vertical-align="middle" draw:auto-grow-height="false" fo:min-height="0cm" fo:min-width="0cm" fo:padding-top="0.128cm" fo:padding-bottom="0.128cm" fo:padding-left="0.253cm" fo:padding-right="0.253cm"/>
    </style:style>
    <style:style style:name="gr37" style:family="graphic" style:parent-style-name="standard">
      <style:graphic-properties svg:stroke-width="0.007cm" svg:stroke-color="#000000" draw:marker-start-width="0.21cm" draw:marker-end-width="0.21cm" draw:fill-color="#faa61a" draw:textarea-horizontal-align="justify" draw:textarea-vertical-align="middle" draw:auto-grow-height="false" fo:min-height="0cm" fo:min-width="0cm" fo:padding-top="0.128cm" fo:padding-bottom="0.128cm" fo:padding-left="0.253cm" fo:padding-right="0.253cm"/>
    </style:style>
    <style:style style:name="gr38" style:family="graphic" style:parent-style-name="standard">
      <style:graphic-properties draw:stroke="solid" svg:stroke-width="0.035cm" svg:stroke-color="#808080" draw:marker-start-width="0.094cm" draw:marker-end-width="0.094cm" draw:stroke-linejoin="round" draw:fill="none" draw:textarea-vertical-align="middle" draw:auto-grow-height="false" draw:fit-to-size="false" style:shrink-to-fit="false" fo:min-height="1.093cm" fo:min-width="0cm" fo:padding-top="0.09cm" fo:padding-bottom="0.09cm" fo:padding-left="0.215cm" fo:padding-right="0.215cm" fo:wrap-option="wrap"/>
    </style:style>
    <style:style style:name="gr39" style:family="graphic" style:parent-style-name="standard">
      <style:graphic-properties svg:stroke-width="0.007cm" svg:stroke-color="#000000" draw:marker-start-width="0.21cm" draw:marker-end-width="0.21cm" draw:fill-color="#faa61a" draw:textarea-horizontal-align="justify" draw:textarea-vertical-align="middle" draw:auto-grow-height="false" fo:min-height="0cm" fo:min-width="0.129cm" fo:padding-top="0.128cm" fo:padding-bottom="0.128cm" fo:padding-left="0.253cm" fo:padding-right="0.253cm"/>
    </style:style>
    <style:style style:name="gr40" style:family="graphic" style:parent-style-name="standard">
      <style:graphic-properties svg:stroke-width="0.007cm" svg:stroke-color="#000000" draw:marker-start-width="0.21cm" draw:marker-end-width="0.21cm" draw:fill="none" draw:textarea-horizontal-align="justify" draw:textarea-vertical-align="middle" draw:auto-grow-height="false" fo:min-height="0cm" fo:min-width="2.058cm" fo:padding-top="0.128cm" fo:padding-bottom="0.128cm" fo:padding-left="0.253cm" fo:padding-right="0.253cm"/>
    </style:style>
    <style:style style:name="gr41" style:family="graphic" style:parent-style-name="standard">
      <style:graphic-properties svg:stroke-width="0.007cm" svg:stroke-color="#666666" draw:marker-start-width="0.21cm" draw:marker-end-width="0.21cm" draw:fill-color="#dddddd" draw:textarea-horizontal-align="justify" draw:textarea-vertical-align="middle" draw:auto-grow-height="false" fo:min-height="0cm" fo:min-width="0cm" fo:padding-top="0.128cm" fo:padding-bottom="0.128cm" fo:padding-left="0.253cm" fo:padding-right="0.253cm"/>
    </style:style>
    <style:style style:name="gr42" style:family="graphic" style:parent-style-name="standard">
      <style:graphic-properties draw:stroke="none" svg:stroke-color="#000000" draw:fill="none" draw:fill-color="#ffffff" draw:textarea-horizontal-align="left" draw:auto-grow-height="true" draw:auto-grow-width="false" fo:min-height="0.834cm" fo:min-width="0cm"/>
    </style:style>
    <style:style style:name="gr43" style:family="graphic" style:parent-style-name="objectwithoutfill">
      <style:graphic-properties draw:stroke="dash" draw:stroke-dash="Fine_20_Dashed" svg:stroke-width="0.018cm" svg:stroke-color="#ed1c24" draw:marker-start="Half_20_Circle_20_unfilled" draw:marker-start-width="0.226cm" draw:marker-end="Half_20_Circle_20_unfilled" draw:marker-end-width="0.226cm" draw:fill="none" draw:textarea-vertical-align="middle" fo:padding-top="0.133cm" fo:padding-bottom="0.133cm" fo:padding-left="0.258cm" fo:padding-right="0.258cm"/>
    </style:style>
    <style:style style:name="gr44" style:family="graphic" style:parent-style-name="objectwithoutfill">
      <style:graphic-properties draw:stroke="dash" draw:stroke-dash="Fine_20_Dashed" svg:stroke-width="0.018cm" svg:stroke-color="#00b6bd" draw:marker-start="Half_20_Circle_20_unfilled" draw:marker-start-width="0.226cm" draw:marker-end="Half_20_Circle_20_unfilled" draw:marker-end-width="0.226cm" draw:fill="none" draw:textarea-vertical-align="middle" fo:padding-top="0.133cm" fo:padding-bottom="0.133cm" fo:padding-left="0.258cm" fo:padding-right="0.258cm"/>
    </style:style>
    <style:style style:name="gr4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1" style:family="paragraph">
      <loext:graphic-properties draw:fill="none" draw:fill-color="#ffffff"/>
      <style:text-properties fo:color="#000000" fo:font-size="6pt" style:font-size-asian="6pt" style:font-size-complex="6p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0.4cm" fo:text-align="center" fo:text-indent="0cm" style:punctuation-wrap="hanging" style:writing-mode="lr-tb"/>
      <style:text-properties fo:hyphenate="false"/>
    </style:style>
    <style:style style:name="P4" style:family="paragraph">
      <loext:graphic-properties draw:fill="solid" draw:fill-color="#eeeeee"/>
      <style:paragraph-properties fo:margin-left="0cm" fo:margin-right="0cm" fo:margin-top="0cm" fo:margin-bottom="0cm" fo:line-height="0.4cm" fo:text-align="center" fo:text-indent="0cm" style:punctuation-wrap="hanging" style:writing-mode="lr-tb" style:font-independent-line-spacing="true"/>
      <style:text-properties fo:font-size="12pt" style:font-size-asian="12pt" style:font-size-complex="12pt" fo:hyphenate="false"/>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2pt" style:font-size-complex="12pt" fo:hyphenate="false"/>
    </style:style>
    <style:style style:name="P7" style:family="paragraph">
      <loext:graphic-properties draw:fill="solid" draw:fill-color="#ffffff"/>
      <style:paragraph-properties fo:text-align="start" style:font-independent-line-spacing="true"/>
      <style:text-properties fo:font-size="18pt"/>
    </style:style>
    <style:style style:name="P8" style:family="paragraph">
      <loext:graphic-properties draw:fill="solid" draw:fill-color="#ffffff"/>
      <style:paragraph-properties fo:text-align="start" style:font-independent-line-spacing="true"/>
      <style:text-properties fo:font-size="4pt"/>
    </style:style>
    <style:style style:name="P9" style:family="paragraph">
      <style:paragraph-properties fo:margin-left="0cm" fo:margin-right="0cm" fo:margin-top="0cm" fo:margin-bottom="0cm" fo:line-height="0.318cm" fo:text-align="center" fo:text-indent="0cm" style:punctuation-wrap="hanging" style:writing-mode="lr-tb"/>
      <style:text-properties fo:hyphenate="false"/>
    </style:style>
    <style:style style:name="P10" style:family="paragraph">
      <loext:graphic-properties draw:fill="gradient" draw:fill-gradient-name="Gradient_20_2"/>
      <style:paragraph-properties fo:margin-left="0cm" fo:margin-right="0cm" fo:margin-top="0cm" fo:margin-bottom="0cm" fo:line-height="0.318cm" fo:text-align="center" fo:text-indent="0cm" style:punctuation-wrap="hanging" style:writing-mode="lr-tb" style:font-independent-line-spacing="true"/>
      <style:text-properties fo:font-size="18pt" fo:font-weight="bold" style:font-weight-asian="bold" style:font-weight-complex="bold" fo:hyphenate="false"/>
    </style:style>
    <style:style style:name="P11" style:family="paragraph">
      <loext:graphic-properties draw:fill="solid" draw:fill-color="#ffc000"/>
      <style:paragraph-properties fo:text-align="start" style:font-independent-line-spacing="true"/>
      <style:text-properties fo:font-size="18pt"/>
    </style:style>
    <style:style style:name="P12" style:family="paragraph">
      <style:paragraph-properties fo:margin-left="0cm" fo:margin-right="0cm" fo:margin-top="0cm" fo:margin-bottom="0cm" fo:line-height="0.353cm" fo:text-align="center"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cm" fo:line-height="0.353cm" fo:text-align="center" fo:text-indent="0cm" style:punctuation-wrap="hanging" style:writing-mode="lr-tb" style:font-independent-line-spacing="true"/>
      <style:text-properties fo:font-size="18pt" fo:hyphenate="false"/>
    </style:style>
    <style:style style:name="P14" style:family="paragraph">
      <loext:graphic-properties draw:fill="solid" draw:fill-color="#fff2cc"/>
      <style:paragraph-properties fo:margin-left="0cm" fo:margin-right="0cm" fo:margin-top="0cm" fo:margin-bottom="0cm" fo:line-height="0.353cm" fo:text-align="center" fo:text-indent="0cm" style:punctuation-wrap="hanging" style:writing-mode="lr-tb" style:font-independent-line-spacing="true"/>
      <style:text-properties fo:font-size="18pt" fo:font-weight="bold" style:font-weight-asian="bold" style:font-weight-complex="bold" fo:hyphenate="false"/>
    </style:style>
    <style:style style:name="P15" style:family="paragraph">
      <loext:graphic-properties draw:fill="solid" draw:fill-color="#e2f0d9"/>
      <style:paragraph-properties fo:margin-left="0cm" fo:margin-right="0cm" fo:margin-top="0cm" fo:margin-bottom="0cm" fo:line-height="0.353cm" fo:text-align="center" fo:text-indent="0cm" style:punctuation-wrap="hanging" style:writing-mode="lr-tb" style:font-independent-line-spacing="true"/>
      <style:text-properties fo:font-size="18pt" fo:font-weight="bold" style:font-weight-asian="bold" style:font-weight-complex="bold" fo:hyphenate="false"/>
    </style:style>
    <style:style style:name="P16" style:family="paragraph">
      <loext:graphic-properties draw:fill="solid" draw:fill-color="#70ad47"/>
      <style:paragraph-properties fo:margin-left="0cm" fo:margin-right="0cm" fo:margin-top="0cm" fo:margin-bottom="0cm" fo:line-height="0.353cm" fo:text-align="center" fo:text-indent="0cm" style:punctuation-wrap="hanging" style:writing-mode="lr-tb" style:font-independent-line-spacing="true"/>
      <style:text-properties fo:font-size="18pt" fo:font-weight="bold" style:font-weight-asian="bold" style:font-weight-complex="bold"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cm" fo:margin-bottom="0cm" fo:line-height="0.353cm" fo:text-align="end" fo:text-indent="0cm" style:punctuation-wrap="hanging" style:writing-mode="lr-tb"/>
      <style:text-properties fo:hyphenate="false"/>
    </style:style>
    <style:style style:name="P20" style:family="paragraph">
      <loext:graphic-properties draw:fill="solid" draw:fill-color="#ededed"/>
      <style:paragraph-properties fo:margin-left="0cm" fo:margin-right="0cm" fo:margin-top="0cm" fo:margin-bottom="0cm" fo:line-height="0.353cm" fo:text-align="end" fo:text-indent="0cm" style:punctuation-wrap="hanging" style:writing-mode="lr-tb" style:font-independent-line-spacing="true"/>
      <style:text-properties fo:font-size="18pt" fo:font-weight="bold" style:font-weight-asian="bold" style:font-weight-complex="bold" fo:hyphenate="false"/>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000000" fo:font-size="6pt" style:font-size-asian="6pt" style:font-size-complex="6pt"/>
    </style:style>
    <style:style style:name="P23" style:family="paragraph">
      <loext:graphic-properties draw:fill="none" draw:fill-color="#ffffff"/>
      <style:text-properties fo:color="#000000" fo:font-size="10pt" style:font-size-asian="10pt" style:font-size-complex="10pt"/>
    </style:style>
    <style:style style:name="P24" style:family="paragraph">
      <style:paragraph-properties fo:text-align="end"/>
    </style:style>
    <style:style style:name="P25" style:family="paragraph">
      <loext:graphic-properties draw:fill="none" draw:fill-color="#ffffff"/>
      <style:paragraph-properties fo:text-align="end"/>
      <style:text-properties fo:color="#000000" fo:font-size="4pt" style:font-size-asian="4pt" style:font-size-complex="4pt"/>
    </style:style>
    <style:style style:name="P26" style:family="paragraph">
      <loext:graphic-properties draw:fill="none" draw:fill-color="#ffffff"/>
      <style:text-properties fo:color="#000000" fo:font-size="10pt" fo:background-color="transparent" style:font-size-asian="10pt" style:font-size-complex="10pt"/>
    </style:style>
    <style:style style:name="P27" style:family="paragraph">
      <style:paragraph-properties fo:text-align="center"/>
      <style:text-properties fo:font-size="6pt" style:font-size-asian="6pt" style:font-size-complex="6pt"/>
    </style:style>
    <style:style style:name="P28" style:family="paragraph">
      <loext:graphic-properties draw:fill-color="#faa61a"/>
      <style:paragraph-properties fo:text-align="center"/>
      <style:text-properties fo:font-size="6pt" style:font-size-asian="6pt" style:font-size-complex="6pt"/>
    </style:style>
    <style:style style:name="P29" style:family="paragraph">
      <loext:graphic-properties draw:fill="none"/>
      <style:paragraph-properties fo:text-align="center"/>
    </style:style>
    <style:style style:name="P30" style:family="paragraph">
      <loext:graphic-properties draw:fill-color="#dddddd"/>
      <style:paragraph-properties fo:text-align="center"/>
      <style:text-properties fo:font-size="6pt" style:font-size-asian="6pt" style:font-size-complex="6pt"/>
    </style:style>
    <style:style style:name="T1" style:family="text">
      <style:text-properties fo:font-variant="normal" fo:text-transform="none" fo:color="#000000" style:text-outline="false" style:text-line-through-style="none" style:text-line-through-type="none" style:font-name="Liberation Sans" fo:font-size="6pt" fo:font-style="normal" fo:text-shadow="none" style:text-underline-style="none" fo:font-weight="normal" style:letter-kerning="true" style:font-name-asian="SimSun"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2" style:family="text">
      <style:text-properties fo:color="#000000" fo:font-size="6pt" style:font-size-asian="6pt" style:font-size-complex="6pt"/>
    </style:style>
    <style:style style:name="T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8" style:family="text">
      <style:text-properties fo:font-variant="normal" fo:text-transform="none" fo:color="#80808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0000" fo:font-size="10pt" style:font-size-asian="10pt" style:font-size-complex="10pt"/>
    </style:style>
    <style:style style:name="T10" style:family="text">
      <style:text-properties fo:color="#000000" fo:font-size="10pt" fo:background-color="transparent" style:font-size-asian="10pt" style:font-size-complex="10pt"/>
    </style:style>
    <style:style style:name="T11" style:family="text">
      <style:text-properties fo:font-size="6pt" style:font-size-asian="6pt" style:font-size-complex="6pt"/>
    </style:style>
    <style:style style:name="T12" style:family="text">
      <style:text-properties fo:color="#00000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5.777cm" svg:height="1.805cm" svg:x="4.073cm" svg:y="10.334cm">
            <draw:text-box>
              <text:p><text:span text:style-name="T1">Ethernet Wire Encapsulation: </text:span><text:span text:style-name="T2">dot1q</text:span></text:p>
            </draw:text-box>
          </draw:frame>
          <draw:custom-shape draw:name="Rectangle 3" draw:style-name="gr2" draw:text-style-name="P2" draw:layer="layout" svg:width="13.62cm" svg:height="9.725cm" svg:x="1.1cm" svg:y="1.5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4" draw:style-name="gr3" draw:text-style-name="P4" draw:layer="layout" svg:width="6.207cm" svg:height="0.661cm" svg:x="4.763cm" svg:y="1.139cm">
            <text:p text:style-name="P3"><text:span text:style-name="T3">2-Node Containerized Topolog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4" draw:text-style-name="P6" draw:layer="layout" svg:width="11.812cm" svg:height="6.935cm" svg:x="1.892cm" svg:y="2.575cm">
            <text:p text:style-name="P5"><text:span text:style-name="T4">Host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5" draw:text-style-name="P7" draw:layer="layout" svg:width="11.275cm" svg:height="5.16cm" svg:x="2.206cm" svg:y="3.74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6" draw:text-style-name="P8" draw:layer="layout" svg:width="9.037cm" svg:height="4.431cm" svg:x="2.173cm" svg:y="3.77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7" draw:text-style-name="P10" draw:layer="layout" svg:width="2.491cm" svg:height="1.825cm" svg:x="4.452cm" svg:y="4.206cm">
            <text:p text:style-name="P9"><text:span text:style-name="T5">cSUT[1.1]</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8" draw:text-style-name="P10" draw:layer="layout" svg:width="2.49cm" svg:height="1.824cm" svg:x="4.466cm" svg:y="6.229cm">
            <text:p text:style-name="P9"><text:span text:style-name="T5">cTG[1.2]</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9" draw:style-name="gr9" draw:text-style-name="P11" draw:layer="layout" svg:width="4.431cm" svg:height="1.52cm" draw:transform="rotate (1.5707963267949) translate (2.449cm 8.42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0" draw:text-style-name="P13" draw:layer="layout" svg:width="1.884cm" svg:height="1.347cm" svg:x="2.306cm" svg:y="5.624cm">
            <text:p text:style-name="P12"><text:span text:style-name="T5">Linux</text:span></text:p>
            <text:p text:style-name="P12"><text:span text:style-name="T5">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1" draw:style-name="gr11" draw:text-style-name="P14" draw:layer="layout" svg:width="2.236cm" svg:height="0.419cm" svg:x="2.362cm" svg:y="8.685cm">
            <text:p text:style-name="P12"><text:span text:style-name="T6">Linux-Host</text:span></text:p>
            <draw:enhanced-geometry draw:mirror-horizontal="false" draw:mirror-vertical="false" svg:viewBox="0 0 0 0" draw:text-areas="?f5 ?f5 ?f6 ?f7" draw:type="ooxml-roundRect" draw:modifiers="2073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2" draw:style-name="gr12" draw:text-style-name="P15" draw:layer="layout" svg:width="2.433cm" svg:height="0.414cm" svg:x="4.688cm" svg:y="8.271cm">
            <text:p text:style-name="P12"><text:span text:style-name="T6">User-Space</text:span></text:p>
            <draw:enhanced-geometry draw:mirror-horizontal="false" draw:mirror-vertical="false" svg:viewBox="0 0 0 0" draw:text-areas="?f5 ?f5 ?f6 ?f7" draw:type="ooxml-roundRect" draw:modifiers="240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3" draw:style-name="gr13" draw:text-style-name="P16" draw:layer="layout" svg:width="2.025cm" svg:height="0.817cm" svg:x="4.703cm" svg:y="5.003cm">
            <text:p text:style-name="P12"><text:span text:style-name="T7">DU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4" draw:style-name="gr14" draw:text-style-name="P18" draw:layer="layout" svg:width="0.846cm" svg:height="0.843cm" svg:x="8.209cm" svg:y="3.976cm">
            <text:p text:style-name="P17"><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5" draw:text-style-name="P16" draw:layer="layout" svg:width="2.025cm" svg:height="0.818cm" svg:x="4.7cm" svg:y="7.024cm">
            <text:p text:style-name="P12"><text:span text:style-name="T7">TG</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6" draw:text-style-name="P20" draw:layer="layout" svg:width="8.762cm" svg:height="1.326cm" svg:x="4.726cm" svg:y="9.023cm">
            <text:p text:style-name="P19"><text:span text:style-name="T5">NIC x7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7" draw:text-style-name="P21" draw:layer="layout" svg:x1="8.082cm" svg:y1="10.418cm" svg:x2="9.734cm" svg:y2="10.419cm" draw:start-shape="id1" draw:start-glue-point="2" draw:end-shape="id2" draw:end-glue-point="2" svg:d="M8082 10418v505h1652v-504" svg:viewBox="0 0 1653 506">
            <text:p/>
          </draw:connector>
          <draw:connector draw:style-name="gr18" draw:text-style-name="P21" draw:layer="layout" svg:x1="9.584cm" svg:y1="9.806cm" svg:x2="6.797cm" svg:y2="5.25cm" draw:start-shape="id3" draw:start-glue-point="0" draw:end-shape="id4" draw:end-glue-point="2" svg:d="M9584 9806v-4556h-2787" svg:viewBox="0 0 2788 4557">
            <text:p/>
          </draw:connector>
          <draw:connector draw:style-name="gr19" draw:text-style-name="P21" draw:layer="layout" svg:x1="7.935cm" svg:y1="9.807cm" svg:x2="6.787cm" svg:y2="7.33cm" draw:start-shape="id5" draw:start-glue-point="0" draw:end-shape="id6" draw:end-glue-point="2" svg:d="M7935 9807v-2477h-1148" svg:viewBox="0 0 1149 2478">
            <text:p/>
          </draw:connector>
          <draw:connector draw:style-name="gr20" draw:text-style-name="P21" draw:layer="layout" svg:x1="7.633cm" svg:y1="9.806cm" svg:x2="6.788cm" svg:y2="7.63cm" draw:start-shape="id7" draw:start-glue-point="0" draw:end-shape="id8" draw:end-glue-point="2" svg:d="M7633 9806v-2176h-845" svg:viewBox="0 0 846 2177">
            <text:p/>
          </draw:connector>
          <draw:connector draw:style-name="gr21" draw:text-style-name="P21" draw:layer="layout" svg:x1="8.082cm" svg:y1="10.283cm" svg:x2="8.081cm" svg:y2="10.008cm" draw:start-shape="id1" draw:start-glue-point="0" draw:end-shape="id9" draw:end-glue-point="1" svg:d="M8082 10283v-130h-1v-145" svg:viewBox="0 0 2 276">
            <text:p/>
          </draw:connector>
          <draw:custom-shape draw:name="Right Bracket 94" draw:style-name="gr22" draw:text-style-name="P2" xml:id="id10" draw:id="id10" draw:layer="layout" svg:width="0.216cm" svg:height="1.324cm" draw:transform="rotate (-1.5707963267949) translate (10.393cm 9.791cm)">
            <text:p/>
            <draw:enhanced-geometry draw:mirror-horizontal="false" draw:mirror-vertical="false" svg:viewBox="0 0 0 0" draw:text-areas="0 ?f8 ?f7 ?f9" draw:type="ooxml-rightBracket" draw:modifiers="40446"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onnector draw:style-name="gr21" draw:text-style-name="P21" draw:layer="layout" svg:x1="9.734cm" svg:y1="10.284cm" svg:x2="9.731cm" svg:y2="10.007cm" draw:start-shape="id2" draw:start-glue-point="0" draw:end-shape="id10" draw:end-glue-point="1" svg:d="M9734 10284v-131h-3v-146" svg:viewBox="0 0 4 278">
            <text:p/>
          </draw:connector>
          <draw:custom-shape draw:name="Rectangle 72" draw:style-name="gr23" draw:text-style-name="P10" draw:layer="layout" svg:width="2.49cm" svg:height="1.825cm" svg:x="10.459cm" svg:y="4.206cm">
            <text:p text:style-name="P9"><text:span text:style-name="T5">cSUT[n.1]</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24" draw:text-style-name="P10" draw:layer="layout" svg:width="2.491cm" svg:height="1.824cm" svg:x="10.466cm" svg:y="6.229cm">
            <text:p text:style-name="P9"><text:span text:style-name="T5">cTG[n.2]</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25" draw:text-style-name="P16" draw:layer="layout" svg:width="2.026cm" svg:height="0.817cm" svg:x="10.709cm" svg:y="5.003cm">
            <text:p text:style-name="P12"><text:span text:style-name="T7">DU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26" draw:text-style-name="P16" draw:layer="layout" svg:width="2.026cm" svg:height="0.818cm" svg:x="10.706cm" svg:y="7.024cm">
            <text:p text:style-name="P12"><text:span text:style-name="T7">TG</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 draw:text-style-name="P21" draw:layer="layout" svg:x1="9.885cm" svg:y1="9.807cm" svg:x2="10.636cm" svg:y2="5.25cm" draw:start-shape="id11" draw:start-glue-point="0" draw:end-shape="id12" draw:end-glue-point="0" svg:d="M9885 9807v-4557h751" svg:viewBox="0 0 752 4558">
            <text:p/>
          </draw:connector>
          <draw:frame draw:style-name="gr27" draw:text-style-name="P22" draw:layer="layout" svg:width="2.754cm" svg:height="1.091cm" svg:x="7.54cm" svg:y="10.31cm">
            <draw:text-box>
              <text:p text:style-name="P21"><text:span text:style-name="T2">External</text:span></text:p>
              <text:p text:style-name="P21"><text:span text:style-name="T2">cable</text:span></text:p>
            </draw:text-box>
          </draw:frame>
          <draw:frame draw:style-name="gr28" draw:text-style-name="P23" draw:layer="layout" svg:width="1.931cm" svg:height="0.734cm" svg:x="6.247cm" svg:y="4.517cm">
            <draw:text-box>
              <text:p><text:span text:style-name="T9">VF[2]</text:span></text:p>
            </draw:text-box>
          </draw:frame>
          <draw:frame draw:style-name="gr29" draw:text-style-name="P23" draw:layer="layout" svg:width="1.931cm" svg:height="0.733cm" svg:x="10.208cm" svg:y="4.454cm">
            <draw:text-box>
              <text:p><text:span text:style-name="T9">VF[2n]</text:span></text:p>
            </draw:text-box>
          </draw:frame>
          <draw:frame draw:style-name="gr30" draw:text-style-name="P25" draw:layer="layout" svg:width="3.268cm" svg:height="0.848cm" svg:x="4.618cm" svg:y="9.256cm">
            <draw:text-box>
              <text:p text:style-name="P24"><text:span text:style-name="T2">VFs mapped to VLAN IDs</text:span></text:p>
            </draw:text-box>
          </draw:frame>
          <draw:connector draw:style-name="gr18" draw:text-style-name="P21" draw:layer="layout" svg:x1="9.282cm" svg:y1="9.804cm" svg:x2="6.799cm" svg:y2="5.55cm" draw:start-shape="id13" draw:start-glue-point="0" draw:end-shape="id14" draw:end-glue-point="2" svg:d="M9282 9804v-4254h-2483" svg:viewBox="0 0 2484 4255">
            <text:p/>
          </draw:connector>
          <draw:connector draw:style-name="gr31" draw:text-style-name="P21" draw:layer="layout" svg:x1="10.187cm" svg:y1="9.809cm" svg:x2="10.637cm" svg:y2="5.55cm" draw:start-shape="id15" draw:start-glue-point="0" draw:end-shape="id16" draw:end-glue-point="0" svg:d="M10187 9809v-2062h-55v-2197h505" svg:viewBox="0 0 506 4260">
            <text:p/>
          </draw:connector>
          <draw:frame draw:style-name="gr28" draw:text-style-name="P23" draw:layer="layout" svg:width="1.931cm" svg:height="0.734cm" svg:x="6.242cm" svg:y="5.56cm">
            <draw:text-box>
              <text:p><text:span text:style-name="T9">VF[1]</text:span></text:p>
            </draw:text-box>
          </draw:frame>
          <draw:frame draw:style-name="gr32" draw:text-style-name="P26" draw:layer="layout" svg:width="2.15cm" svg:height="1.091cm" svg:x="10.237cm" svg:y="5.569cm">
            <draw:text-box>
              <text:p><text:span text:style-name="T10">VF[2n-1]</text:span></text:p>
            </draw:text-box>
          </draw:frame>
          <draw:custom-shape draw:style-name="gr33" draw:text-style-name="P27" draw:layer="layout" svg:width="0.276cm" svg:height="0.249cm" svg:x="9.128cm" svg:y="9.443cm">
            <text:p text:style-name="P21"><text:span text:style-name="T1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7" draw:layer="layout" svg:width="0.276cm" svg:height="0.249cm" svg:x="9.443cm" svg:y="9.099cm">
            <text:p text:style-name="P21"><text:span text:style-name="T1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7" draw:layer="layout" svg:width="0.39cm" svg:height="0.27cm" svg:x="9.678cm" svg:y="9.437cm">
            <text:p text:style-name="P21"><text:span text:style-name="T11">2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7" draw:layer="layout" svg:width="0.661cm" svg:height="0.27cm" svg:x="9.972cm" svg:y="9.095cm">
            <text:p text:style-name="P21"><text:span text:style-name="T11">2n-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xml:id="id13" draw:id="id13" draw:layer="layout" svg:width="0.27cm" svg:height="0.135cm" svg:x="9.147cm" svg:y="9.8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xml:id="id3" draw:id="id3" draw:layer="layout" svg:width="0.27cm" svg:height="0.135cm" svg:x="9.449cm" svg:y="9.8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xml:id="id11" draw:id="id11" draw:layer="layout" svg:width="0.27cm" svg:height="0.135cm" svg:x="9.75cm" svg:y="9.80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xml:id="id15" draw:id="id15" draw:layer="layout" svg:width="0.27cm" svg:height="0.135cm" svg:x="10.052cm" svg:y="9.80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3" draw:layer="layout" svg:width="1.931cm" svg:height="0.734cm" svg:x="6.254cm" svg:y="6.583cm">
            <draw:text-box>
              <text:p><text:span text:style-name="T9">VF[2]</text:span></text:p>
            </draw:text-box>
          </draw:frame>
          <draw:frame draw:style-name="gr29" draw:text-style-name="P23" draw:layer="layout" svg:width="1.931cm" svg:height="0.733cm" svg:x="10.223cm" svg:y="6.585cm">
            <draw:text-box>
              <text:p><text:span text:style-name="T9">VF[2n]</text:span></text:p>
            </draw:text-box>
          </draw:frame>
          <draw:frame draw:style-name="gr28" draw:text-style-name="P23" draw:layer="layout" svg:width="1.931cm" svg:height="0.734cm" svg:x="6.25cm" svg:y="7.616cm">
            <draw:text-box>
              <text:p><text:span text:style-name="T9">VF[</text:span><text:span text:style-name="T12">1</text:span><text:span text:style-name="T9">]</text:span></text:p>
            </draw:text-box>
          </draw:frame>
          <draw:frame draw:style-name="gr32" draw:text-style-name="P26" draw:layer="layout" svg:width="2.15cm" svg:height="1.091cm" svg:x="10.237cm" svg:y="7.622cm">
            <draw:text-box>
              <text:p><text:span text:style-name="T10">VF[2n-1]</text:span></text:p>
            </draw:text-box>
          </draw:frame>
          <draw:custom-shape draw:style-name="gr36" draw:text-style-name="P28" xml:id="id7" draw:id="id7" draw:layer="layout" svg:width="0.27cm" svg:height="0.135cm" svg:x="7.498cm" svg:y="9.8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8" xml:id="id5" draw:id="id5" draw:layer="layout" svg:width="0.27cm" svg:height="0.135cm" svg:x="7.8cm" svg:y="9.80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8" xml:id="id17" draw:id="id17" draw:layer="layout" svg:width="0.27cm" svg:height="0.135cm" svg:x="8.101cm" svg:y="9.80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8" xml:id="id19" draw:id="id19" draw:layer="layout" svg:width="0.27cm" svg:height="0.135cm" svg:x="8.403cm" svg:y="9.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8" draw:layer="layout" svg:width="0.276cm" svg:height="0.249cm" svg:x="7.479cm" svg:y="9.444cm">
            <text:p text:style-name="P21"><text:span text:style-name="T1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8" draw:layer="layout" svg:width="0.276cm" svg:height="0.249cm" svg:x="7.794cm" svg:y="9.101cm">
            <text:p text:style-name="P21"><text:span text:style-name="T1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ight Bracket 94" draw:style-name="gr38" draw:text-style-name="P2" xml:id="id9" draw:id="id9" draw:layer="layout" svg:width="0.216cm" svg:height="1.323cm" draw:transform="rotate (-1.5707963267949) translate (8.742cm 9.792cm)">
            <text:p/>
            <draw:enhanced-geometry draw:mirror-horizontal="false" draw:mirror-vertical="false" svg:viewBox="0 0 0 0" draw:text-areas="0 ?f8 ?f7 ?f9" draw:type="ooxml-rightBracket" draw:modifiers="40446"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style-name="gr35" draw:text-style-name="P27" xml:id="id12" draw:id="id12" draw:layer="layout" svg:width="0.27cm" svg:height="0.135cm" draw:transform="rotate (1.5707963267949) translate (10.636cm 5.3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xml:id="id16" draw:id="id16" draw:layer="layout" svg:width="0.27cm" svg:height="0.135cm" draw:transform="rotate (1.5707963267949) translate (10.637cm 5.6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xml:id="id4" draw:id="id4" draw:layer="layout" svg:width="0.27cm" svg:height="0.135cm" draw:transform="rotate (1.5707963267949) translate (6.662cm 5.3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xml:id="id14" draw:id="id14" draw:layer="layout" svg:width="0.27cm" svg:height="0.135cm" draw:transform="rotate (1.5707963267949) translate (6.664cm 5.6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8" xml:id="id6" draw:id="id6" draw:layer="layout" svg:width="0.27cm" svg:height="0.135cm" draw:transform="rotate (1.5707963267949) translate (6.652cm 7.4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8" xml:id="id8" draw:id="id8" draw:layer="layout" svg:width="0.27cm" svg:height="0.135cm" draw:transform="rotate (1.5707963267949) translate (6.653cm 7.7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8" xml:id="id18" draw:id="id18" draw:layer="layout" svg:width="0.27cm" svg:height="0.135cm" draw:transform="rotate (1.5707963267949) translate (10.631cm 7.4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8" xml:id="id20" draw:id="id20" draw:layer="layout" svg:width="0.27cm" svg:height="0.135cm" draw:transform="rotate (1.5707963267949) translate (10.633cm 7.7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21" draw:layer="layout" svg:x1="8.236cm" svg:y1="9.809cm" svg:x2="10.631cm" svg:y2="7.324cm" draw:start-shape="id17" draw:start-glue-point="0" draw:end-shape="id18" draw:end-glue-point="0" svg:d="M8236 9809v-2485h2395" svg:viewBox="0 0 2396 2486">
            <text:p/>
          </draw:connector>
          <draw:connector draw:style-name="gr20" draw:text-style-name="P21" draw:layer="layout" svg:x1="8.538cm" svg:y1="9.81cm" svg:x2="10.633cm" svg:y2="7.624cm" draw:start-shape="id19" draw:start-glue-point="0" draw:end-shape="id20" draw:end-glue-point="0" svg:d="M8538 9810v-2186h2095" svg:viewBox="0 0 2096 2187">
            <text:p/>
          </draw:connector>
          <draw:custom-shape draw:style-name="gr37" draw:text-style-name="P28" draw:layer="layout" svg:width="0.39cm" svg:height="0.27cm" svg:x="8.029cm" svg:y="9.438cm">
            <text:p text:style-name="P21"><text:span text:style-name="T11">2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8" draw:layer="layout" svg:width="0.661cm" svg:height="0.27cm" svg:x="8.323cm" svg:y="9.096cm">
            <text:p text:style-name="P21"><text:span text:style-name="T11">2n-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9" draw:layer="layout" svg:width="2.584cm" svg:height="0.213cm" svg:x="4.812cm" svg:y="9.3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0" xml:id="id1" draw:id="id1" draw:layer="layout" svg:width="0.27cm" svg:height="0.135cm" svg:x="7.947cm" svg:y="10.2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0" xml:id="id2" draw:id="id2" draw:layer="layout" svg:width="0.27cm" svg:height="0.135cm" svg:x="9.599cm" svg:y="10.2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1" draw:layer="layout" svg:width="1.922cm" svg:height="1.084cm" svg:x="7.126cm" svg:y="9.885cm">
            <draw:text-box>
              <text:p><text:span text:style-name="T2">TenGigEth-0</text:span></text:p>
            </draw:text-box>
          </draw:frame>
          <draw:frame draw:style-name="gr42" draw:text-style-name="P1" draw:layer="layout" svg:width="1.922cm" svg:height="1.084cm" svg:x="8.778cm" svg:y="9.885cm">
            <draw:text-box>
              <text:p><text:span text:style-name="T2">TenGigEth-1</text:span></text:p>
            </draw:text-box>
          </draw:frame>
          <draw:connector draw:style-name="gr17" draw:text-style-name="P21" draw:layer="layout" svg:x1="11.083cm" svg:y1="10.418cm" svg:x2="12.735cm" svg:y2="10.419cm" draw:start-shape="id21" draw:start-glue-point="2" draw:end-shape="id22" draw:end-glue-point="2" svg:d="M11083 10418v505h1652v-504" svg:viewBox="0 0 1653 506">
            <text:p/>
          </draw:connector>
          <draw:frame draw:style-name="gr27" draw:text-style-name="P22" draw:layer="layout" svg:width="2.754cm" svg:height="1.091cm" svg:x="10.541cm" svg:y="10.31cm">
            <draw:text-box>
              <text:p text:style-name="P21"><text:span text:style-name="T2">External</text:span></text:p>
              <text:p text:style-name="P21"><text:span text:style-name="T2">cable</text:span></text:p>
            </draw:text-box>
          </draw:frame>
          <draw:custom-shape draw:style-name="gr41" draw:text-style-name="P30" xml:id="id21" draw:id="id21" draw:layer="layout" svg:width="0.27cm" svg:height="0.135cm" svg:x="10.948cm" svg:y="10.2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0" xml:id="id22" draw:id="id22" draw:layer="layout" svg:width="0.27cm" svg:height="0.135cm" svg:x="12.6cm" svg:y="10.2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1" draw:layer="layout" svg:width="1.922cm" svg:height="1.084cm" svg:x="10.127cm" svg:y="9.885cm">
            <draw:text-box>
              <text:p><text:span text:style-name="T2">TenGigEth-2</text:span></text:p>
            </draw:text-box>
          </draw:frame>
          <draw:frame draw:style-name="gr42" draw:text-style-name="P1" draw:layer="layout" svg:width="1.922cm" svg:height="1.084cm" svg:x="11.779cm" svg:y="9.885cm">
            <draw:text-box>
              <text:p><text:span text:style-name="T2">TenGigEth-3</text:span></text:p>
            </draw:text-box>
          </draw:frame>
          <draw:polyline draw:style-name="gr43" draw:text-style-name="P29" draw:layer="layout" svg:width="2.541cm" svg:height="5.483cm" svg:x="6.826cm" svg:y="5.477cm" svg:viewBox="0 0 2542 5484" draw:points="8,2081 888,2081 888,5484 2542,5484 2542,0 0,0">
            <text:p/>
          </draw:polyline>
          <draw:polyline draw:style-name="gr44" draw:text-style-name="P29" draw:layer="layout" svg:width="2.812cm" svg:height="5.599cm" svg:x="6.845cm" svg:y="5.166cm" svg:viewBox="0 0 2813 5600" draw:points="26,2074 1179,2074 1179,5600 2813,5600 2813,0 0,0">
            <text:p/>
          </draw:polyline>
          <draw:custom-shape draw:name="TextBox 114" draw:style-name="gr45" draw:text-style-name="P18" draw:layer="layout" svg:width="0.846cm" svg:height="0.843cm" svg:x="8.209cm" svg:y="6.077cm">
            <text:p text:style-name="P17"><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1d1d1" draw:end-color="#c7c7c7" draw:start-intensity="100%" draw:end-intensity="100%" draw:angle="0" draw:border="0%"/>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9T12:58:33.154878453</meta:creation-date>
    <dc:date>2018-11-15T19:39:51.780307387</dc:date>
    <meta:editing-duration>P7DT12H35M38S</meta:editing-duration>
    <meta:editing-cycles>51</meta:editing-cycles>
    <meta:generator>LibreOffice/6.0.5.2$MacOSX_X86_64 LibreOffice_project/54c8cbb85f300ac59db32fe8a675ff7683cd5a16</meta:generator>
    <meta:document-statistic meta:object-count="82"/>
  </office:meta>
</office:document-meta>
</file>